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ase shift</text:p>
          </table:table-cell>
          <table:table-cell/>
        </table:table-row>
        <table:table-row table:style-name="ro1">
          <table:table-cell office:value-type="string" calcext:value-type="string">
            <text:p>9e9</text:p>
          </table:table-cell>
          <table:table-cell office:value-type="float" office:value="228.726808470821" calcext:value-type="float">
            <text:p>228.726808470821</text:p>
          </table:table-cell>
          <table:table-cell table:formula="of:=-0.1*[.B2]*180/PI()+360+360+360+360" office:value-type="float" office:value="129.491921312483" calcext:value-type="float">
            <text:p>129.491921312483</text:p>
          </table:table-cell>
          <table:table-cell office:value-type="float" office:value="129.491921312483" calcext:value-type="float">
            <text:p>129.491921312483</text:p>
          </table:table-cell>
        </table:table-row>
        <table:table-row table:style-name="ro1">
          <table:table-cell office:value-type="string" calcext:value-type="string">
            <text:p>9.999999999e9</text:p>
          </table:table-cell>
          <table:table-cell office:value-type="float" office:value="262.712238233112" calcext:value-type="float">
            <text:p>262.712238233112</text:p>
          </table:table-cell>
          <table:table-cell table:formula="of:=-0.1*[.B3]*180/PI()+360+360+360+360" office:value-type="float" office:value="-65.2302477192741" calcext:value-type="float">
            <text:p>-65.2302477192741</text:p>
          </table:table-cell>
          <table:table-cell office:value-type="float" office:value="-65.2302477192741" calcext:value-type="float">
            <text:p>-65.2302477192741</text:p>
          </table:table-cell>
        </table:table-row>
        <table:table-row table:style-name="ro1">
          <table:table-cell office:value-type="string" calcext:value-type="string">
            <text:p>11e9</text:p>
          </table:table-cell>
          <table:table-cell office:value-type="float" office:value="295.76606985926" calcext:value-type="float">
            <text:p>295.76606985926</text:p>
          </table:table-cell>
          <table:table-cell table:formula="of:=-0.1*[.B4]*180/PI()+360+360+360+360+360" office:value-type="float" office:value="105.385247389293" calcext:value-type="float">
            <text:p>105.385247389293</text:p>
          </table:table-cell>
          <table:table-cell office:value-type="float" office:value="105.385247389293" calcext:value-type="float">
            <text:p>105.38524738929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08:34:39.795077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9-16T10:08:03.179776663</dc:date>
    <meta:editing-duration>P1DT4H30M49S</meta:editing-duration>
    <meta:editing-cycles>13</meta:editing-cycles>
    <meta:generator>LibreOffice/6.4.7.2$Linux_X86_64 LibreOffice_project/40$Build-2</meta:generator>
    <meta:document-statistic meta:table-count="3" meta:cell-count="15" meta:object-count="0"/>
  </office:meta>
</office:document-meta>
</file>